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F00000289BD5DFC9BF314B1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="Circle" draw:marker-start-width="0.178cm" draw:marker-end="Circle" draw:marker-end-width="0.17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="Circle" draw:marker-start-width="0.254cm" draw:marker-end="Circle" draw:marker-end-width="0.254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ff3333" draw:marker-start="Circle" draw:marker-start-width="0.254cm" draw:marker-end="Circle" draw:marker-end-width="0.254cm" draw:fill="none" draw:fill-color="#cc0000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="Circle" draw:marker-start-width="0.254cm" draw:marker-end="Circle" draw:marker-end-width="0.254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759cm"/>
    </style:style>
    <style:style style:name="gr7" style:family="graphic" style:parent-style-name="standard">
      <style:graphic-properties svg:stroke-color="#c5000b" draw:fill="none" draw:textarea-horizontal-align="justify" draw:textarea-vertical-align="middle" draw:auto-grow-height="false" fo:min-height="9.749cm" fo:min-width="5.211cm"/>
    </style:style>
    <style:style style:name="gr8" style:family="graphic" style:parent-style-name="standard">
      <style:graphic-properties svg:stroke-color="#c5000b" draw:fill="none" draw:textarea-horizontal-align="justify" draw:textarea-vertical-align="middle" draw:auto-grow-height="false" fo:min-height="7.531cm" fo:min-width="5.4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4.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2.843cm"/>
    </style:style>
    <style:style style:name="gr1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867cm"/>
    </style:style>
    <style:style style:name="pr2" style:family="presentation" style:parent-style-name="Default-subtitle">
      <style:graphic-properties draw:fill-color="#ffffff" draw:auto-grow-height="true" fo:min-height="9.95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26.2000007629395pt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cc0000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text-properties style:font-name="Ubuntu" fo:font-size="14pt" style:font-size-asian="18pt" style:font-size-complex="18pt"/>
    </style:style>
    <style:style style:name="P8" style:family="paragraph">
      <loext:graphic-properties draw:fill="none" draw:fill-color="#ffffff"/>
      <style:text-properties style:font-name="Ubuntu" fo:font-size="14pt" style:font-size-asian="18pt" style:font-size-complex="18pt"/>
    </style:style>
    <style:style style:name="P9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4.367cm" svg:height="2.867cm" svg:x="1.353cm" svg:y="0.684cm" presentation:class="title" presentation:placeholder="true">
          <draw:text-box/>
        </draw:frame>
        <draw:frame presentation:style-name="pr2" draw:text-style-name="P1" draw:layer="layout" svg:width="24.367cm" svg:height="9.958cm" svg:x="1.353cm" svg:y="4.017cm" presentation:class="subtitle" presentation:placeholder="true">
          <draw:text-box/>
        </draw:frame>
        <draw:frame draw:style-name="gr1" draw:text-style-name="P2" draw:layer="layout" svg:width="27.066cm" svg:height="17.171cm" svg:x="0.01cm" svg:y="0cm">
          <draw:image xlink:href="Pictures/10000000000003FF00000289BD5DFC9BF314B190.png" xlink:type="simple" xlink:show="embed" xlink:actuate="onLoad">
            <text:p/>
          </draw:image>
        </draw:frame>
        <draw:line draw:style-name="gr2" draw:text-style-name="P3" draw:layer="layout" svg:x1="14.376cm" svg:y1="5.334cm" svg:x2="18.186cm" svg:y2="7.62cm">
          <text:p/>
        </draw:line>
        <draw:line draw:style-name="gr3" draw:text-style-name="P3" draw:layer="layout" svg:x1="14.63cm" svg:y1="5.334cm" svg:x2="8.788cm" svg:y2="6.604cm">
          <text:p/>
        </draw:line>
        <draw:line draw:style-name="gr3" draw:text-style-name="P3" draw:layer="layout" svg:x1="14.376cm" svg:y1="5.334cm" svg:x2="13.106cm" svg:y2="11.43cm">
          <text:p/>
        </draw:line>
        <draw:line draw:style-name="gr4" draw:text-style-name="P4" draw:layer="layout" svg:x1="14.376cm" svg:y1="5.334cm" svg:x2="6.756cm" svg:y2="13.97cm">
          <text:p/>
        </draw:line>
        <draw:line draw:style-name="gr5" draw:text-style-name="P3" draw:layer="layout" svg:x1="14.375cm" svg:y1="5.333cm" svg:x2="13.105cm" svg:y2="13.969cm">
          <text:p/>
        </draw:line>
        <draw:line draw:style-name="gr5" draw:text-style-name="P3" draw:layer="layout" svg:x1="14.376cm" svg:y1="5.334cm" svg:x2="17.932cm" svg:y2="14.478cm">
          <text:p/>
        </draw:line>
        <draw:line draw:style-name="gr5" draw:text-style-name="P3" draw:layer="layout" svg:x1="14.377cm" svg:y1="5.334cm" svg:x2="21.743cm" svg:y2="14.732cm">
          <text:p/>
        </draw:line>
        <draw:frame draw:style-name="gr6" draw:text-style-name="P6" draw:layer="layout" svg:width="2.259cm" svg:height="1.016cm" svg:x="21.515cm" svg:y="13.462cm">
          <draw:text-box>
            <text:p text:style-name="P5">02108</text:p>
          </draw:text-box>
        </draw:frame>
        <draw:custom-shape draw:style-name="gr7" draw:text-style-name="P3" draw:layer="layout" svg:width="5.711cm" svg:height="9.999cm" draw:transform="rotate (0.203854456632938) translate (6.755cm 5.334cm)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8" draw:text-style-name="P3" draw:layer="layout" svg:width="5.977cm" svg:height="7.781cm" draw:transform="skewX (-0.00017453292519943) rotate (-1.02590453432227) translate (17.931cm 5.334cm)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frame draw:style-name="gr9" draw:text-style-name="P8" draw:layer="layout" svg:width="4.922cm" svg:height="0.861cm" svg:x="20.726cm" svg:y="8.382cm">
          <draw:text-box>
            <text:p text:style-name="P7">Projection too long!</text:p>
          </draw:text-box>
        </draw:frame>
        <draw:frame draw:style-name="gr9" draw:text-style-name="P8" draw:layer="layout" svg:width="4.922cm" svg:height="0.861cm" svg:x="10.216cm" svg:y="14.986cm">
          <draw:text-box>
            <text:p text:style-name="P7">Projection too long!</text:p>
          </draw:text-box>
        </draw:frame>
        <draw:frame draw:style-name="gr10" draw:text-style-name="P8" draw:layer="layout" svg:width="3.457cm" svg:height="0.861cm" svg:x="19.964cm" svg:y="14.732cm">
          <draw:text-box>
            <text:p text:style-name="P7">Too far away!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26cm" fo:margin-bottom="0cm" fo:text-indent="0cm"/>
      <style:text-properties fo:font-size="22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5cm" fo:margin-bottom="0cm" fo:text-indent="0cm"/>
      <style:text-properties fo:font-size="19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3cm" fo:margin-bottom="0cm" fo:text-indent="0cm"/>
      <style:text-properties fo:font-size="1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1cm" fo:margin-bottom="0cm" fo:text-indent="0cm"/>
      <style:text-properties fo:font-size="1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1cm" fo:margin-bottom="0cm" fo:text-indent="0cm"/>
      <style:text-properties fo:font-size="1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1cm" fo:margin-bottom="0cm" fo:text-indent="0cm"/>
      <style:text-properties fo:font-size="1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1cm" fo:margin-bottom="0cm" fo:text-indent="0cm"/>
      <style:text-properties fo:font-size="1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1cm" fo:margin-bottom="0cm" fo:text-indent="0cm"/>
      <style:text-properties fo:font-size="1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076cm" fo:page-height="17.1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893cm" svg:x="1cm" svg:y="2.974cm"/>
      <draw:page-thumbnail draw:layer="backgroundobjects" svg:width="9.294cm" svg:height="5.893cm" svg:x="1cm" svg:y="11.022cm"/>
      <draw:page-thumbnail draw:layer="backgroundobjects" svg:width="9.294cm" svg:height="5.893cm" svg:x="1cm" svg:y="19.07cm"/>
      <draw:page-thumbnail draw:layer="backgroundobjects" svg:width="9.294cm" svg:height="5.893cm" svg:x="11.295cm" svg:y="2.974cm"/>
      <draw:page-thumbnail draw:layer="backgroundobjects" svg:width="9.294cm" svg:height="5.893cm" svg:x="11.295cm" svg:y="11.022cm"/>
      <draw:page-thumbnail draw:layer="backgroundobjects" svg:width="9.294cm" svg:height="5.893cm" svg:x="11.295cm" svg:y="19.07cm"/>
    </style:handout-master>
    <style:master-page style:name="Default" style:page-layout-name="PM1" draw:style-name="Mdp1">
      <draw:frame presentation:style-name="Default-title" draw:layer="backgroundobjects" svg:width="24.367cm" svg:height="2.867cm" svg:x="1.353cm" svg:y="0.684cm" presentation:class="title" presentation:placeholder="true">
        <draw:text-box/>
      </draw:frame>
      <draw:frame presentation:style-name="Default-outline1" draw:layer="backgroundobjects" svg:width="24.367cm" svg:height="9.958cm" svg:x="1.353cm" svg:y="4.017cm" presentation:class="outline" presentation:placeholder="true">
        <draw:text-box/>
      </draw:frame>
      <draw:frame presentation:style-name="Mpr1" draw:text-style-name="MP2" draw:layer="backgroundobjects" svg:width="6.308cm" svg:height="1.184cm" svg:x="1.353cm" svg:y="15.64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582cm" svg:height="1.184cm" svg:x="9.259cm" svg:y="15.64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308cm" svg:height="1.184cm" svg:x="19.413cm" svg:y="15.64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3T12:19:13.031621433</meta:creation-date>
    <dc:date>2017-05-13T12:20:55.204486947</dc:date>
    <meta:editing-duration>PT1M42S</meta:editing-duration>
    <meta:editing-cycles>1</meta:editing-cycles>
    <meta:document-statistic meta:object-count="39"/>
    <meta:generator>LibreOffice/5.1.6.2$Linux_X86_64 LibreOffice_project/10m0$Build-2</meta:generator>
  </office:meta>
</office:document-meta>
</file>